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Verdana"/>
    <style:font-face style:name="Georgia" svg:font-family="Georgia, Times, serif"/>
    <style:font-face style:name="Gudea" svg:font-family="Gudea, Tahoma, Arial"/>
    <style:font-face style:name="Helvetica" svg:font-family="Helvetica, 'Open Sans', Arial, sans-serif, Verdana"/>
    <style:font-face style:name="Open Sans" svg:font-family="'Open Sans', sans-serif"/>
    <style:font-face style:name="Raleway" svg:font-family="Raleway, Verdana, Geneva, sans-serif"/>
    <style:font-face style:name="Roboto" svg:font-family="Roboto, sans-serif"/>
    <style:font-face style:name="Times New Roman" svg:font-family="'Times New Roman', serif"/>
    <style:font-face style:name="arial" svg:font-family="arial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e77e" officeooo:paragraph-rsid="001ee77e"/>
    </style:style>
    <style:style style:name="P2" style:family="paragraph" style:parent-style-name="Standard">
      <style:text-properties fo:color="#000000" style:font-name="Times New Roman1" fo:font-size="12pt" officeooo:paragraph-rsid="001ee77e" style:font-size-asian="12pt" style:font-size-complex="12pt"/>
    </style:style>
    <style:style style:name="P3" style:family="paragraph" style:parent-style-name="Standard">
      <style:text-properties style:font-name="Times New Roman1" fo:font-size="14pt" officeooo:paragraph-rsid="001ee77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rsid="001ee77e" officeooo:paragraph-rsid="001ee77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paragraph-rsid="001ee77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ee77e" officeooo:paragraph-rsid="001ee77e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officeooo:paragraph-rsid="004149a2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1" fo:font-size="14pt" officeooo:paragraph-rsid="001ee77e" style:font-size-asian="14pt" style:font-size-complex="14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4pt" style:text-underline-style="solid" style:text-underline-width="auto" style:text-underline-color="font-color" officeooo:paragraph-rsid="001ee77e" style:font-size-asian="14pt" style:font-size-complex="14pt"/>
    </style:style>
    <style:style style:name="P10" style:family="paragraph" style:parent-style-name="Standard">
      <style:paragraph-properties fo:margin-left="8.89cm" fo:margin-right="0cm" fo:text-align="center" style:justify-single-word="false" fo:text-indent="0cm" style:auto-text-indent="false"/>
      <style:text-properties style:font-name="Times New Roman1" fo:font-size="14pt" fo:font-weight="bold" officeooo:paragraph-rsid="001ee77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2.54cm" fo:margin-right="0cm" fo:text-indent="1.27cm" style:auto-text-indent="false"/>
      <style:text-properties style:font-name="Times New Roman1" fo:font-size="14pt" officeooo:paragraph-rsid="001ee77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72fa5b" officeooo:paragraph-rsid="0072fa5b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Times New Roman1" fo:font-size="14pt" officeooo:paragraph-rsid="0076b269" style:font-size-asian="14pt" style:font-size-complex="14pt"/>
    </style:style>
    <style:style style:name="P14" style:family="paragraph" style:parent-style-name="Standard">
      <style:text-properties officeooo:paragraph-rsid="007e0947"/>
    </style:style>
    <style:style style:name="P15" style:family="paragraph" style:parent-style-name="Standard">
      <style:text-properties officeooo:paragraph-rsid="007e1f0d"/>
    </style:style>
    <style:style style:name="P16" style:family="paragraph" style:parent-style-name="Standard">
      <style:paragraph-properties fo:text-align="center" style:justify-single-word="false"/>
      <style:text-properties officeooo:rsid="001ee77e" officeooo:paragraph-rsid="001ee77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2pt" fo:letter-spacing="normal" fo:font-style="normal" fo:font-weight="bold" officeooo:paragraph-rsid="007b9edc" style:font-weight-asian="bold" style:font-weight-complex="bold"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2pt" fo:letter-spacing="normal" fo:font-style="normal" fo:font-weight="bold" officeooo:paragraph-rsid="007c46bf" style:font-size-asian="12pt" style:font-weight-asian="bold" style:font-size-complex="12pt" style:font-weight-complex="bold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7e0947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bold" officeooo:paragraph-rsid="007e0947" style:font-weight-asian="bold" style:font-weight-complex="bold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normal" officeooo:paragraph-rsid="007b9edc" style:font-weight-asian="normal" style:font-weight-complex="normal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normal" officeooo:paragraph-rsid="007c46bf" style:font-weight-asian="normal" style:font-weight-complex="normal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normal" officeooo:paragraph-rsid="00908f84" style:font-weight-asian="normal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4f2ee" style:font-name="Helvetica" fo:font-size="12pt" fo:letter-spacing="normal" fo:font-style="normal" fo:font-weight="normal" officeooo:paragraph-rsid="007e0947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officeooo:rsid="0020465f" officeooo:paragraph-rsid="007e0947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fo:font-weight="bold" officeooo:paragraph-rsid="007e0947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0465f" officeooo:paragraph-rsid="007c46bf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officeooo:rsid="009a8733" officeooo:paragraph-rsid="009a8733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officeooo:paragraph-rsid="00a19417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officeooo:rsid="00a19417" officeooo:paragraph-rsid="00a19417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7ea75c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8c0992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8d4308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909573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officeooo:paragraph-rsid="00942b12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officeooo:paragraph-rsid="008c0992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officeooo:paragraph-rsid="00942b12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000000" style:font-name="Raleway" fo:font-size="12pt" fo:letter-spacing="normal" fo:font-style="normal" fo:font-weight="normal" officeooo:paragraph-rsid="005e65b6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officeooo:rsid="0020465f" officeooo:paragraph-rsid="007e0947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officeooo:rsid="0020465f" officeooo:paragraph-rsid="007e1f0d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aleway" fo:font-size="12pt" fo:letter-spacing="normal" fo:font-style="normal" fo:font-weight="bold" officeooo:paragraph-rsid="00788732" style:font-weight-asian="bold" style:font-weight-complex="bold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aleway" fo:font-size="12pt" fo:letter-spacing="normal" fo:font-style="normal" fo:font-weight="bold" officeooo:paragraph-rsid="007a2e0d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aleway" fo:font-size="12pt" fo:letter-spacing="normal" fo:font-style="normal" fo:font-weight="bold" officeooo:paragraph-rsid="008ec21c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f4f2ee" style:font-name="Georgia" fo:font-size="9.75pt" fo:letter-spacing="normal" fo:font-style="normal" fo:font-weight="normal" officeooo:paragraph-rsid="00952e42" style:font-size-asian="15pt" style:font-size-complex="15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color="#000000" style:font-name="Times New Roman1" fo:font-size="12pt" officeooo:paragraph-rsid="006a6779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color="#000000" officeooo:rsid="001ee77e" officeooo:paragraph-rsid="0097ec5d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size="15pt" officeooo:paragraph-rsid="00809fcc" style:font-size-asian="15pt" style:font-size-complex="15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size="15pt" officeooo:paragraph-rsid="0082824e" style:font-size-asian="15pt" style:font-size-complex="15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size="15pt" officeooo:paragraph-rsid="0084a494" style:font-size-asian="15pt" style:font-size-complex="15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size="15pt" officeooo:paragraph-rsid="00942b12" style:font-size-asian="15pt" style:font-size-complex="15pt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udea" fo:font-size="12pt" fo:letter-spacing="normal" fo:font-style="normal" fo:font-weight="normal" style:font-size-asian="12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fo:letter-spacing="normal" officeooo:paragraph-rsid="0098852c"/>
    </style:style>
    <style:style style:name="P54" style:family="paragraph" style:parent-style-name="Text_20_body">
      <style:text-properties fo:color="#000000" fo:font-weight="bold" officeooo:paragraph-rsid="00788732" style:font-weight-asian="bold" style:font-weight-complex="bold"/>
    </style:style>
    <style:style style:name="P55" style:family="paragraph" style:parent-style-name="Text_20_body">
      <style:text-properties fo:color="#000000" fo:font-weight="bold" officeooo:paragraph-rsid="0087fa1c" style:font-weight-asian="bold" style:font-weight-complex="bold"/>
    </style:style>
    <style:style style:name="P56" style:family="paragraph" style:parent-style-name="Text_20_body">
      <style:text-properties fo:color="#000000" fo:font-weight="bold" officeooo:paragraph-rsid="0089b426" style:font-weight-asian="bold" style:font-weight-complex="bold"/>
    </style:style>
    <style:style style:name="P57" style:family="paragraph" style:parent-style-name="Text_20_body">
      <style:text-properties fo:color="#000000" fo:font-weight="bold" officeooo:paragraph-rsid="008b3a50" style:font-weight-asian="bold" style:font-weight-complex="bold"/>
    </style:style>
    <style:style style:name="P58" style:family="paragraph" style:parent-style-name="Text_20_body">
      <style:text-properties fo:color="#000000" fo:font-weight="bold" officeooo:paragraph-rsid="008c0992" style:font-weight-asian="bold" style:font-weight-complex="bold"/>
    </style:style>
    <style:style style:name="P59" style:family="paragraph" style:parent-style-name="Text_20_body">
      <style:text-properties fo:color="#000000" fo:font-weight="normal" officeooo:paragraph-rsid="0087fa1c" style:font-weight-asian="normal" style:font-weight-complex="normal"/>
    </style:style>
    <style:style style:name="P60" style:family="paragraph" style:parent-style-name="Text_20_body">
      <style:text-properties fo:color="#000000" fo:font-weight="normal" officeooo:paragraph-rsid="00788732" style:font-weight-asian="normal" style:font-weight-complex="normal"/>
    </style:style>
    <style:style style:name="P61" style:family="paragraph" style:parent-style-name="Text_20_body">
      <style:text-properties fo:color="#000000" fo:font-weight="normal" officeooo:paragraph-rsid="0089b426" style:font-weight-asian="normal" style:font-weight-complex="normal"/>
    </style:style>
    <style:style style:name="P62" style:family="paragraph" style:parent-style-name="Text_20_body">
      <style:text-properties fo:color="#000000" fo:font-weight="normal" officeooo:paragraph-rsid="008b3a50" style:font-weight-asian="normal" style:font-weight-complex="normal"/>
    </style:style>
    <style:style style:name="P63" style:family="paragraph" style:parent-style-name="Text_20_body">
      <style:text-properties fo:color="#000000" fo:font-weight="normal" officeooo:paragraph-rsid="008c0992" style:font-weight-asian="normal" style:font-weight-complex="normal"/>
    </style:style>
    <style:style style:name="P64" style:family="paragraph" style:parent-style-name="Text_20_body">
      <style:text-properties fo:color="#000000" fo:font-weight="normal" officeooo:paragraph-rsid="007a2e0d" style:font-weight-asian="normal" style:font-weight-complex="normal"/>
    </style:style>
    <style:style style:name="P65" style:family="paragraph" style:parent-style-name="Text_20_body">
      <style:text-properties officeooo:rsid="0020465f" officeooo:paragraph-rsid="0076b269"/>
    </style:style>
    <style:style style:name="P66" style:family="paragraph" style:parent-style-name="Text_20_body">
      <style:text-properties officeooo:rsid="0020465f" officeooo:paragraph-rsid="00788732"/>
    </style:style>
    <style:style style:name="P67" style:family="paragraph" style:parent-style-name="Text_20_body">
      <style:text-properties officeooo:rsid="008e99d9" officeooo:paragraph-rsid="008e99d9"/>
    </style:style>
    <style:style style:name="P68" style:family="paragraph" style:parent-style-name="Text_20_body">
      <style:text-properties fo:font-variant="normal" fo:text-transform="none" fo:color="#000000" style:font-name="Raleway" fo:font-size="12pt" fo:letter-spacing="normal" fo:font-style="normal" fo:font-weight="bold" officeooo:paragraph-rsid="007a2e0d" style:font-weight-asian="bold" style:font-weight-complex="bold"/>
    </style:style>
    <style:style style:name="P69" style:family="paragraph" style:parent-style-name="Text_20_body">
      <style:text-properties fo:font-variant="normal" fo:text-transform="none" fo:color="#000000" style:font-name="Raleway" fo:font-size="12pt" fo:letter-spacing="normal" fo:font-style="normal" fo:font-weight="bold" officeooo:paragraph-rsid="00908f84" style:font-weight-asian="bold" style:font-weight-complex="bold"/>
    </style:style>
    <style:style style:name="P70" style:family="paragraph" style:parent-style-name="Text_20_body">
      <style:text-properties officeooo:paragraph-rsid="00908f84"/>
    </style:style>
    <style:style style:name="P71" style:family="paragraph" style:parent-style-name="Text_20_body">
      <style:text-properties officeooo:paragraph-rsid="00909573"/>
    </style:style>
    <style:style style:name="P72" style:family="paragraph" style:parent-style-name="Text_20_body">
      <style:text-properties officeooo:rsid="00a50f0e" officeooo:paragraph-rsid="00a50f0e"/>
    </style:style>
    <style:style style:name="P73" style:family="paragraph" style:parent-style-name="Text_20_body">
      <style:text-properties officeooo:rsid="00a6fcec" officeooo:paragraph-rsid="00a6fcec"/>
    </style:style>
    <style:style style:name="T1" style:family="text">
      <style:text-properties fo:color="#222222" fo:background-color="#ffffff" loext:char-shading-value="0" style:font-name-complex="Arial1"/>
    </style:style>
    <style:style style:name="T2" style:family="text">
      <style:text-properties fo:font-variant="normal" fo:text-transform="none" fo:color="#000000" style:font-name="Open Sans" fo:font-size="11.25pt" fo:letter-spacing="normal" fo:font-style="normal" style:text-underline-style="none" fo:font-weight="normal" style:font-size-asian="12pt" style:font-weight-asian="bold" style:font-size-complex="12pt" style:font-weight-complex="bold" loext:padding="0cm" loext:border="none"/>
    </style:style>
    <style:style style:name="T3" style:family="text">
      <style:text-properties fo:font-variant="normal" fo:text-transform="none" fo:color="#000000" style:font-name="Open Sans" fo:font-size="11.25pt" fo:letter-spacing="normal" fo:font-style="normal" style:text-underline-style="none" fo:font-weight="normal" officeooo:rsid="008ef2d2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000000" style:font-name="Open Sans" fo:font-size="11.25pt" fo:letter-spacing="normal" fo:font-style="normal" style:text-underline-style="none" fo:font-weight="normal" officeooo:rsid="00942b12" style:font-size-asian="12pt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000000" style:font-name="Open Sans" fo:font-size="11.25pt" fo:letter-spacing="normal" fo:font-style="normal" style:text-underline-style="none" officeooo:rsid="008ef2d2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Open Sans" fo:font-size="11.25pt" fo:letter-spacing="normal" fo:font-style="normal" style:text-underline-style="none" fo:font-weight="bold" style:font-size-asian="12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a19417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942b12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000000" style:font-name="Open Sans" fo:font-size="12pt" fo:letter-spacing="normal" fo:font-style="normal" style:text-underline-style="none" fo:font-weight="normal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000000" style:font-name="Open Sans" fo:font-size="12pt" fo:letter-spacing="normal" fo:font-style="normal" style:text-underline-style="none" fo:font-weight="bold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000000" style:font-name="Open Sans" fo:font-size="12pt" fo:letter-spacing="normal" fo:font-style="normal" style:text-underline-style="none" fo:font-weight="bold" officeooo:rsid="00942b12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000000" style:font-name="Helvetica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Helvetica" fo:font-size="12pt" fo:letter-spacing="normal" fo:font-style="normal" fo:font-weight="normal" officeooo:rsid="007a2e0d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000000" style:font-name="Helvetica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Helvetica" fo:font-size="12pt" fo:letter-spacing="normal" fo:font-style="normal" fo:font-weight="bold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Helvetica" fo:font-size="12pt" fo:letter-spacing="normal" fo:font-style="normal" style:text-underline-style="none" fo:font-weight="normal" officeooo:rsid="008ef2d2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000000" style:font-name="Helvetica" fo:font-size="12pt" fo:letter-spacing="normal" fo:font-style="normal" style:text-underline-style="none" fo:font-weight="bold" officeooo:rsid="008ef2d2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21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officeooo:rsid="00942b12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officeooo:rsid="007a2e0d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style:font-name="Roboto" fo:font-size="12pt" fo:letter-spacing="normal" fo:font-style="normal" fo:font-weight="bold" officeooo:rsid="008ef2d2" style:font-weight-asian="bold" style:font-weight-complex="bold"/>
    </style:style>
    <style:style style:name="T26" style:family="text">
      <style:text-properties fo:font-variant="normal" fo:text-transform="none" fo:color="#000000" style:font-name="Georgia" fo:font-size="12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style:font-name="Georgia" fo:font-size="12pt" fo:letter-spacing="normal" fo:font-style="normal" fo:font-weight="normal" officeooo:rsid="008ef2d2" style:font-weight-asian="normal" style:font-weight-complex="normal"/>
    </style:style>
    <style:style style:name="T28" style:family="text">
      <style:text-properties fo:font-variant="normal" fo:text-transform="none" fo:color="#000000" style:font-name="Raleway" fo:font-size="12pt" fo:letter-spacing="normal" fo:font-style="normal" style:text-underline-style="none" fo:font-weight="bold" officeooo:rsid="007a2e0d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000000" style:font-name="Times New Roman" fo:font-size="10pt" fo:letter-spacing="normal" fo:font-style="normal" fo:font-weight="normal" style:font-size-asian="17pt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a19417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a1267a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a2f636"/>
    </style:style>
    <style:style style:name="T34" style:family="text">
      <style:text-properties fo:font-variant="normal" fo:text-transform="none" fo:letter-spacing="normal" fo:font-style="normal" fo:font-weight="normal" officeooo:rsid="00699607" loext:padding="0cm" loext:border="none"/>
    </style:style>
    <style:style style:name="T35" style:family="text">
      <style:text-properties fo:font-variant="normal" fo:text-transform="none" fo:letter-spacing="normal" fo:font-style="normal" fo:font-weight="normal" officeooo:rsid="00a04d33" loext:padding="0cm" loext:border="none"/>
    </style:style>
    <style:style style:name="T36" style:family="text">
      <style:text-properties fo:font-variant="normal" fo:text-transform="none" fo:letter-spacing="normal" fo:font-style="normal" fo:font-weight="normal" officeooo:rsid="00a19417" style:font-weight-asian="normal" style:font-weight-complex="normal" loext:padding="0cm" loext:border="none"/>
    </style:style>
    <style:style style:name="T37" style:family="text">
      <style:text-properties fo:font-variant="normal" fo:text-transform="none" style:font-name="Times New Roman1" fo:font-size="12pt" fo:letter-spacing="normal" style:font-size-asian="12pt" style:font-size-complex="12pt"/>
    </style:style>
    <style:style style:name="T38" style:family="text">
      <style:text-properties fo:font-variant="normal" fo:text-transform="none" style:font-name="Helvetica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font-name="Helvetica" fo:font-size="12pt" fo:letter-spacing="normal" fo:font-style="normal" fo:font-weight="normal" style:font-size-asian="12pt" style:font-size-complex="12pt" loext:padding="0cm" loext:border="none"/>
    </style:style>
    <style:style style:name="T40" style:family="text">
      <style:text-properties fo:font-variant="normal" fo:text-transform="none" style:font-name="Helvetica" fo:font-size="12pt" fo:letter-spacing="normal" fo:font-style="normal" fo:font-weight="normal" officeooo:rsid="007c46bf" style:font-size-asian="12pt" style:font-size-complex="12pt" loext:padding="0cm" loext:border="none"/>
    </style:style>
    <style:style style:name="T41" style:family="text">
      <style:text-properties fo:font-variant="normal" fo:text-transform="none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style:font-name="Times New Roman1" fo:font-size="12pt" fo:letter-spacing="normal" fo:font-style="normal" style:text-underline-style="none" fo:font-weight="normal" officeooo:rsid="00a19417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style:font-name="Times New Roman1" fo:font-size="12pt" fo:letter-spacing="normal" fo:font-style="normal" style:text-underline-style="none" fo:font-weight="normal" officeooo:rsid="0097ec5d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style:font-name="Times New Roman1" fo:font-size="12pt" fo:letter-spacing="normal" fo:font-style="normal" style:text-underline-style="none" fo:font-weight="normal" officeooo:rsid="00a2f636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color="#000000"/>
    </style:style>
    <style:style style:name="T48" style:family="text">
      <style:text-properties fo:color="#000000" style:font-name="Times New Roman1" fo:font-size="12pt" style:font-size-asian="12pt" style:font-size-complex="12pt"/>
    </style:style>
    <style:style style:name="T49" style:family="text">
      <style:text-properties fo:color="#000000" style:font-name="Times New Roman1" fo:font-size="12pt" officeooo:rsid="0092a210" style:font-size-asian="12pt" style:font-size-complex="12pt"/>
    </style:style>
    <style:style style:name="T50" style:family="text">
      <style:text-properties fo:color="#000000" style:font-name="Times New Roman1" fo:font-size="12pt" officeooo:rsid="00a44cd5" style:font-size-asian="12pt" style:font-size-complex="12pt"/>
    </style:style>
    <style:style style:name="T51" style:family="text">
      <style:text-properties fo:color="#000000" style:font-name="Times New Roman1" fo:font-size="12pt" officeooo:rsid="00a6fcec" style:font-size-asian="12pt" style:font-size-complex="12pt"/>
    </style:style>
    <style:style style:name="T52" style:family="text">
      <style:text-properties fo:color="#000000" style:font-name="Times New Roman1" fo:font-weight="normal" officeooo:rsid="007a2e0d" style:font-size-asian="12pt" style:font-weight-asian="normal" style:font-size-complex="12pt" style:font-weight-complex="normal" loext:padding="0cm" loext:border="none"/>
    </style:style>
    <style:style style:name="T53" style:family="text">
      <style:text-properties fo:color="#000000" fo:font-weight="bold" style:font-weight-asian="bold" style:font-weight-complex="bold"/>
    </style:style>
    <style:style style:name="T54" style:family="text">
      <style:text-properties fo:color="#000000" fo:font-weight="bold" officeooo:rsid="008ef2d2" style:font-weight-asian="bold" style:font-weight-complex="bold"/>
    </style:style>
    <style:style style:name="T5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000000" fo:font-size="12pt" fo:font-weight="normal" officeooo:rsid="00a19417" style:font-size-asian="12pt" style:font-weight-asian="normal" style:font-size-complex="12pt" style:font-weight-complex="normal"/>
    </style:style>
    <style:style style:name="T57" style:family="text">
      <style:text-properties fo:color="#000000" fo:font-size="12pt" style:text-underline-style="none" fo:font-weight="normal" officeooo:rsid="00a19417" style:font-size-asian="12pt" style:font-weight-asian="bold" style:font-size-complex="12pt" style:font-weight-complex="bold" loext:padding="0cm" loext:border="none"/>
    </style:style>
    <style:style style:name="T58" style:family="text">
      <style:text-properties fo:color="#000000" fo:font-size="12pt" style:text-underline-style="none" fo:font-weight="normal" officeooo:rsid="0096cf89" style:font-size-asian="12pt" style:font-weight-asian="bold" style:font-size-complex="12pt" style:font-weight-complex="bold" loext:padding="0cm" loext:border="none"/>
    </style:style>
    <style:style style:name="T59" style:family="text">
      <style:text-properties fo:color="#000000" fo:font-size="12pt" style:text-underline-style="none" fo:font-weight="normal" officeooo:rsid="009e6c2a" style:font-size-asian="12pt" style:font-weight-asian="bold" style:font-size-complex="12pt" style:font-weight-complex="bold" loext:padding="0cm" loext:border="none"/>
    </style:style>
    <style:style style:name="T60" style:family="text">
      <style:text-properties style:font-name-complex="Calibri"/>
    </style:style>
    <style:style style:name="T61" style:family="text">
      <style:text-properties style:font-name="Times New Roman1" fo:font-size="14pt" style:font-size-asian="14pt" style:font-size-complex="14pt"/>
    </style:style>
    <style:style style:name="T62" style:family="text">
      <style:text-properties style:font-name="Times New Roman1" fo:font-size="12pt" style:font-size-asian="12pt" style:font-size-complex="12pt"/>
    </style:style>
    <style:style style:name="T63" style:family="text">
      <style:text-properties style:font-name="Times New Roman1" fo:font-weight="normal" style:font-size-asian="12pt" style:font-weight-asian="normal" style:font-size-complex="12pt" style:font-weight-complex="normal" loext:padding="0cm" loext:border="none"/>
    </style:style>
    <style:style style:name="T64" style:family="text">
      <style:text-properties style:font-name="Times New Roman1" fo:font-weight="normal" officeooo:rsid="007a2e0d" style:font-size-asian="12pt" style:font-weight-asian="normal" style:font-size-complex="12pt" style:font-weight-complex="normal" loext:padding="0cm" loext:border="none"/>
    </style:style>
    <style:style style:name="T65" style:family="text">
      <style:text-properties style:font-name="Times New Roman1" fo:font-weight="bold" officeooo:rsid="007a2e0d" style:font-size-asian="12pt" style:font-weight-asian="bold" style:font-size-complex="12pt" style:font-weight-complex="bold" loext:padding="0cm" loext:border="non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8e99d9" style:font-weight-asian="normal" style:font-weight-complex="normal"/>
    </style:style>
    <style:style style:name="T68" style:family="text">
      <style:text-properties officeooo:rsid="0072fa5b"/>
    </style:style>
    <style:style style:name="T69" style:family="text">
      <style:text-properties style:font-name="Helvetica" fo:font-weight="bold" style:font-weight-asian="bold" style:font-weight-complex="bold" loext:padding="0cm" loext:border="none"/>
    </style:style>
    <style:style style:name="T70" style:family="text">
      <style:text-properties style:font-name="Helvetica" fo:font-weight="normal" style:font-weight-asian="normal" style:font-weight-complex="normal" loext:padding="0cm" loext:border="none"/>
    </style:style>
    <style:style style:name="T71" style:family="text">
      <style:text-properties style:font-name="Roboto" fo:font-weight="normal" style:font-weight-asian="normal" style:font-weight-complex="normal" loext:padding="0cm" loext:border="none"/>
    </style:style>
    <style:style style:name="T72" style:family="text">
      <style:text-properties style:font-name="Roboto" fo:font-weight="normal" officeooo:rsid="00149e18" style:font-weight-asian="normal" style:font-weight-complex="normal" loext:padding="0cm" loext:border="none"/>
    </style:style>
    <style:style style:name="T73" style:family="text">
      <style:text-properties style:font-name="Roboto" fo:font-weight="bold" style:font-weight-asian="bold" style:font-weight-complex="bold" loext:padding="0cm" loext:border="none"/>
    </style:style>
    <style:style style:name="T74" style:family="text">
      <style:text-properties officeooo:rsid="008e99d9"/>
    </style:style>
    <style:style style:name="T75" style:family="text">
      <style:text-properties officeooo:rsid="008ec21c"/>
    </style:style>
    <style:style style:name="T76" style:family="text">
      <style:text-properties officeooo:rsid="008ef2d2"/>
    </style:style>
    <style:style style:name="T77" style:family="text">
      <style:text-properties officeooo:rsid="0092a210"/>
    </style:style>
    <style:style style:name="T78" style:family="text">
      <style:text-properties officeooo:rsid="0099c802"/>
    </style:style>
    <style:style style:name="T79" style:family="text">
      <style:text-properties officeooo:rsid="009d71c4"/>
    </style:style>
    <style:style style:name="T80" style:family="text">
      <style:text-properties officeooo:rsid="00a19417"/>
    </style:style>
    <style:style style:name="T81" style:family="text">
      <style:text-properties style:font-name="Times New Roman1" fo:font-size="12pt" fo:font-style="normal" fo:font-weight="normal" style:font-size-asian="12pt" style:font-weight-asian="normal" style:font-size-complex="12pt" style:font-weight-complex="normal"/>
    </style:style>
    <style:style style:name="T82" style:family="text">
      <style:text-properties style:font-name="Times New Roman1" fo:font-size="12pt" fo:font-style="normal" fo:font-weight="normal" officeooo:rsid="0097ec5d" style:font-size-asian="12pt" style:font-weight-asian="normal" style:font-size-complex="12pt" style:font-weight-complex="normal"/>
    </style:style>
    <style:style style:name="T83" style:family="text">
      <style:text-properties style:font-name="Times New Roman1" fo:font-size="12pt" fo:font-style="normal" fo:font-weight="normal" style:font-size-asian="12pt" style:font-size-complex="12pt"/>
    </style:style>
    <style:style style:name="T84" style:family="text">
      <style:text-properties style:font-name="Times New Roman1" fo:font-size="12pt" fo:font-style="normal" style:text-underline-style="none" fo:font-weight="normal" officeooo:rsid="0097ec5d" style:font-size-asian="12pt" style:font-weight-asian="normal" style:font-size-complex="12pt" style:font-weight-complex="normal" loext:padding="0cm" loext:border="none"/>
    </style:style>
    <style:style style:name="T85" style:family="text">
      <style:text-properties style:font-name="Times New Roman1" fo:font-size="12pt" fo:font-style="normal" style:text-underline-style="none" fo:font-weight="normal" officeooo:rsid="001ee77e" style:font-size-asian="12pt" style:font-weight-asian="normal" style:font-size-complex="12pt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://www.steves-internet-guide.com/subnetting-worked-examples/" text:style-name="Internet_20_link" text:visited-style-name="Visited_20_Internet_20_Link">http://www.steves-internet-guide.com/subnetting-worked-examples/</text:a> <text:s/><text:span text:style-name="T78">for subnetting</text:span></text:p>
      <text:p text:style-name="P4">MCA-I SEM-II</text:p>
      <text:p text:style-name="P3"/>
      <text:p text:style-name="P6">Essentials of Networking IT-23</text:p>
      <text:p text:style-name="P6">UNIT 0<text:span text:style-name="T68">5</text:span></text:p>
      <text:p text:style-name="P12">IP Adressing and Routing</text:p>
      <text:p text:style-name="P11"/>
      <text:p text:style-name="P11">Part A] One mark MCQ</text:p>
      <text:p text:style-name="P10">Note:- Each Question carry one mark</text:p>
      <text:p text:style-name="P7"><text:span text:style-name="Strong_20_Emphasis"><text:span text:style-name="T13"/></text:span></text:p>
      <text:p text:style-name="P60"/>
      <text:p text:style-name="P55">1. <text:tab/>Which of the following is not applicable for IP?</text:p>
      <text:p text:style-name="P55">a) Error reporting </text:p>
      <text:p text:style-name="P59">b) Handle addressing conventions </text:p>
      <text:p text:style-name="P59">c) Datagram format</text:p>
      <text:p text:style-name="P59">d) Packet handling conventions</text:p>
      <text:p text:style-name="P61">2. <text:tab/>Which of the following field in IPv4 datagram is not related to fragmentation?</text:p>
      <text:p text:style-name="P61">a) Flags </text:p>
      <text:p text:style-name="P61">b) Offset </text:p>
      <text:p text:style-name="P56">c) TOS</text:p>
      <text:p text:style-name="P61">d) Identifier</text:p>
      <text:p text:style-name="P61"><text:span text:style-name="T74">3.<text:tab/></text:span>The TTL field has value 10. How many routers (max) can process this datagram? </text:p>
      <text:p text:style-name="P61">a) 11 </text:p>
      <text:p text:style-name="P61">b) 5 </text:p>
      <text:p text:style-name="P56">c) 10</text:p>
      <text:p text:style-name="P61">d) 1</text:p>
      <text:p text:style-name="P62"><text:span text:style-name="T74">4.<text:tab/></text:span>Which field helps to check rearrangement of the fragments? </text:p>
      <text:p text:style-name="P57">a) offset </text:p>
      <text:p text:style-name="P62">b) flag</text:p>
      <text:p text:style-name="P62">c) TTL</text:p>
      <text:p text:style-name="P62">d) identifer</text:p>
      <text:p text:style-name="P63"><text:span text:style-name="T74">5.<text:tab/></text:span>IPv6 doesnot use ______ type of address</text:p>
      <text:p text:style-name="P58"><text:s/>a) Broadcast </text:p>
      <text:p text:style-name="P63">b) Multicast </text:p>
      <text:p text:style-name="P63"><text:soft-page-break/>c) Anycast</text:p>
      <text:p text:style-name="P63">d) None of the mentioned </text:p>
      <text:p text:style-name="P54"><text:span text:style-name="T67">6</text:span><text:span text:style-name="T74">.<text:tab/></text:span><text:span text:style-name="T66">Which of the following IP address class is Multicast </text:span></text:p>
      <text:p text:style-name="P60">A. Class A </text:p>
      <text:p text:style-name="P60">B. Class B </text:p>
      <text:p text:style-name="P60">C. Class C</text:p>
      <text:p text:style-name="P54">D. Class D</text:p>
      <text:p text:style-name="P60"><text:span text:style-name="T75">7.<text:tab/></text:span>Which of the following is correct regarding Class B Address of IP address </text:p>
      <text:p text:style-name="P60">A. Network bit – 14, Host bit – 16</text:p>
      <text:p text:style-name="P60"><text:s/>B. Network bit – 16, Host bit – 14 </text:p>
      <text:p text:style-name="P60">C. Network bit – 18, Host bit – 16</text:p>
      <text:p text:style-name="P42"><text:span text:style-name="Strong_20_Emphasis"><text:span text:style-name="T63">D. Network bit – 12, Host bit – 14 2-7</text:span></text:span></text:p>
      <text:p text:style-name="P64"><text:span text:style-name="T75">8.<text:tab/></text:span>The last address of IP address represents </text:p>
      <text:p text:style-name="P64">A. Unicast address </text:p>
      <text:p text:style-name="P64">B. Network address </text:p>
      <text:p text:style-name="P64">C. Broadcast address</text:p>
      <text:p text:style-name="P64">D. None of above</text:p>
      <text:p text:style-name="P64"><text:span text:style-name="T75">9.<text:tab/></text:span>What is the usable size of Network bits in Class B of IP address?</text:p>
      <text:p text:style-name="P64"><text:s/>A. 04 </text:p>
      <text:p text:style-name="P64">B. 08 </text:p>
      <text:p text:style-name="P64">C. 14</text:p>
      <text:p text:style-name="P43"><text:span text:style-name="Strong_20_Emphasis"><text:span text:style-name="T63">D. 16</text:span></text:span></text:p>
      <text:p text:style-name="P64"><text:span text:style-name="T75">10.<text:tab/></text:span>What is the size of Source and Destination IP address in IP header? </text:p>
      <text:p text:style-name="P64">A. 4 bits </text:p>
      <text:p text:style-name="P64">B. 8 bits </text:p>
      <text:p text:style-name="P64">C. 16 bits</text:p>
      <text:p text:style-name="P64">D. 32 bits 6-7. </text:p>
      <text:p text:style-name="P68"><text:span text:style-name="Strong_20_Emphasis"><text:span text:style-name="T65"/></text:span></text:p>
      <text:p text:style-name="P21"/>
      <text:p text:style-name="P21"/>
      <text:p text:style-name="P21"/>
      <text:p text:style-name="P22"/>
      <text:p text:style-name="P22"/>
      <text:p text:style-name="P17"><text:span text:style-name="Strong_20_Emphasis"><text:span text:style-name="T14"/></text:span></text:p>
      <text:p text:style-name="P22"><text:soft-page-break/></text:p>
      <text:p text:style-name="P22">What is the uses of subnetting?</text:p>
      <text:p text:style-name="P22">A. It divides one large network into several smaller ones</text:p>
      <text:p text:style-name="P22"><text:s/>B. It divides network into network classes </text:p>
      <text:p text:style-name="P22">C. It speeds up the speed of network</text:p>
      <text:p text:style-name="P18"><text:span text:style-name="Strong_20_Emphasis"><text:span text:style-name="T66">D. None of above </text:span></text:span></text:p>
      <text:p text:style-name="P31"><text:tab/></text:p>
      <text:p text:style-name="P34"/>
      <text:p text:style-name="P33"/>
      <text:p text:style-name="P33">The ____ field determines the lifetime of IPv6 datagram </text:p>
      <text:p text:style-name="P37">a) Hop limit </text:p>
      <text:p text:style-name="P33">b) TTL </text:p>
      <text:p text:style-name="P33">c) Next header</text:p>
      <text:p text:style-name="P33"><text:s/>d) None of the mentioned </text:p>
      <text:p text:style-name="P32"/>
      <text:p text:style-name="P32">Each IP packet must contain</text:p>
      <text:p text:style-name="P32"><text:s/>A. Only Source address </text:p>
      <text:p text:style-name="P32">B. Only Destination address </text:p>
      <text:p text:style-name="P32">C. Source and Destination address</text:p>
      <text:p text:style-name="P32">D. Source or Destination address </text:p>
      <text:p text:style-name="P39"><text:span text:style-name="T46"/></text:p>
      <text:p text:style-name="P11">Part B] Two mark MCQ</text:p>
      <text:p text:style-name="P3"><text:span text:style-name="T1"><text:tab/><text:tab/><text:tab/><text:tab/><text:tab/><text:tab/><text:tab/></text:span>Note:- Each Question carry Two marks</text:p>
      <text:p text:style-name="P2"/>
      <text:p text:style-name="P20"><text:span text:style-name="T76">1.<text:tab/></text:span>What is the difference between IPv4 and IPv6?</text:p>
      <text:p text:style-name="P20"/>
      <text:p text:style-name="P25"><text:span text:style-name="T40">Ans.</text:span><text:span text:style-name="T39">a.</text:span><text:span text:style-name="T37"> </text:span><text:span text:style-name="T38">The IPv4 address is written in hexadecimal value while the IPv6 address is written by dotted-decimal notation.</text:span><text:span text:style-name="T62"><text:line-break/></text:span><text:span text:style-name="T39">b.</text:span><text:span text:style-name="T37"> </text:span><text:span text:style-name="T38">In IPV4 source and destination address is 128 bits while in IPv6 it is 32 bits.</text:span><text:span text:style-name="T62"><text:line-break/></text:span><text:span text:style-name="T39">c.</text:span><text:span text:style-name="T37"> </text:span><text:span text:style-name="T41">The IPv4 node has only stateful auto-configuration while the IPv6 node has both a</text:span><text:span text:style-name="T38"> </text:span><text:span text:style-name="T41">stateful and a stateless address auto-configuration.</text:span><text:span text:style-name="T62"><text:line-break/></text:span><text:span text:style-name="T39">d.</text:span><text:span text:style-name="T37"> </text:span><text:span text:style-name="T38">In IPv4 the IPsec support is required while in IPv6 it is optional.</text:span><text:span text:style-name="T62"> </text:span></text:p>
      <text:p text:style-name="P40"><text:span text:style-name="Strong_20_Emphasis"><text:span text:style-name="T21"/></text:span></text:p>
      <text:p text:style-name="P24"><text:soft-page-break/><text:span text:style-name="T54">2.<text:tab/></text:span><text:span text:style-name="T53">Three way handshake technique in TCP is used __________</text:span><text:span text:style-name="T46">.</text:span></text:p>
      <text:p text:style-name="P19"><text:span text:style-name="T13">a.</text:span><text:span text:style-name="T19"> </text:span><text:span text:style-name="T12">to indicate the problems.</text:span><text:span text:style-name="T47"><text:line-break/></text:span><text:span text:style-name="T13">b</text:span><text:span text:style-name="T16">.</text:span><text:span text:style-name="T20"> </text:span><text:span text:style-name="T15">to solve the problem of delayed duplicate packet.</text:span><text:line-break/><text:span text:style-name="T13">c.</text:span><text:span text:style-name="T19"> </text:span><text:span text:style-name="T12">for data transmission</text:span><text:line-break/><text:span text:style-name="T13">d.</text:span><text:span text:style-name="T19"> </text:span><text:span text:style-name="T12">all of the above</text:span><text:span text:style-name="T47"> </text:span></text:p>
      <text:p text:style-name="P26"/>
      <text:p text:style-name="P26"/>
      <text:p text:style-name="P14"><text:span text:style-name="T25">3.<text:tab/></text:span><text:span text:style-name="T24"> </text:span>W<text:span text:style-name="Strong_20_Emphasis">hat is the difference between TCP and UDP?</text:span></text:p>
      <text:p text:style-name="P40"><text:span text:style-name="Strong_20_Emphasis"><text:span text:style-name="T70">a.</text:span></text:span><text:span text:style-name="Strong_20_Emphasis"><text:span text:style-name="T71"> </text:span></text:span><text:span text:style-name="Strong_20_Emphasis"><text:span text:style-name="T70">TCP guarantees that a packet will reach the destination without any duplication while UDP does not provide this guarantee.</text:span></text:span><text:span text:style-name="Strong_20_Emphasis"><text:span text:style-name="T71"><text:line-break/></text:span></text:span><text:span text:style-name="Strong_20_Emphasis"><text:span text:style-name="T70">b.</text:span></text:span><text:span text:style-name="Strong_20_Emphasis"><text:span text:style-name="T71"> </text:span></text:span><text:span text:style-name="Strong_20_Emphasis"><text:span text:style-name="T70">The order of data will be same in TCP but that won't be so in UDP.</text:span></text:span><text:span text:style-name="Strong_20_Emphasis"><text:span text:style-name="T71"><text:line-break/></text:span></text:span><text:span text:style-name="Strong_20_Emphasis"><text:span text:style-name="T70">c.</text:span></text:span><text:span text:style-name="Strong_20_Emphasis"><text:span text:style-name="T71"> </text:span></text:span><text:span text:style-name="Strong_20_Emphasis"><text:span text:style-name="T70">TCP is unreliable protocol but UDP is a reliable protocol.</text:span></text:span><text:span text:style-name="Strong_20_Emphasis"><text:span text:style-name="T71"><text:line-break/></text:span></text:span><text:span text:style-name="Strong_20_Emphasis"><text:span text:style-name="T70">d</text:span></text:span><text:span text:style-name="Strong_20_Emphasis"><text:span text:style-name="T69">.</text:span></text:span><text:span text:style-name="Strong_20_Emphasis"><text:span text:style-name="T73"> </text:span></text:span><text:span text:style-name="Strong_20_Emphasis"><text:span text:style-name="T69">Only a and b</text:span></text:span><text:span text:style-name="Strong_20_Emphasis"><text:span text:style-name="T71"><text:line-break/></text:span></text:span></text:p>
      <text:p text:style-name="P15"><text:span text:style-name="T27">4.<text:tab/></text:span><text:span text:style-name="T26">Which class of IP address provides a maximum of only 254 host addresses per network ID?</text:span></text:p>
      <text:p text:style-name="P41"><text:span text:style-name="Strong_20_Emphasis"><text:span text:style-name="T71"><text:s/>(A) </text:span></text:span><text:span text:style-name="Strong_20_Emphasis"><text:span text:style-name="T72">Classs A</text:span></text:span><text:span text:style-name="Strong_20_Emphasis"><text:span text:style-name="T71"><text:line-break/>(B) </text:span></text:span><text:span text:style-name="Strong_20_Emphasis"><text:span text:style-name="T72">Classs B</text:span></text:span><text:span text:style-name="Strong_20_Emphasis"><text:span text:style-name="T71"><text:line-break/>(</text:span></text:span><text:span text:style-name="Strong_20_Emphasis"><text:span text:style-name="T73">C</text:span></text:span><text:span text:style-name="Strong_20_Emphasis"><text:span text:style-name="T71">) </text:span></text:span><text:span text:style-name="Strong_20_Emphasis"><text:span text:style-name="T72">Classs C</text:span></text:span><text:span text:style-name="Strong_20_Emphasis"><text:span text:style-name="T71"><text:line-break/>(D) </text:span></text:span><text:span text:style-name="Strong_20_Emphasis"><text:span text:style-name="T72">Classs D</text:span></text:span></text:p>
      <text:p text:style-name="P41"><text:span text:style-name="Strong_20_Emphasis"><text:span text:style-name="T72"/></text:span></text:p>
      <text:p text:style-name="P15"><text:span text:style-name="T76">5.<text:tab/></text:span> In the IPv4 addressing format, the number of networks allowed under Class C addresses is<text:line-break/>(A) 2^14<text:line-break/>(B) 2^7<text:line-break/><text:span text:style-name="T46">(C) 2^21</text:span><text:line-break/>(D) 2^24</text:p>
      <text:p text:style-name="P41"><text:span text:style-name="Strong_20_Emphasis"><text:span text:style-name="T72">Answer (C)</text:span></text:span></text:p>
      <text:p text:style-name="P48"><text:span text:style-name="Strong_20_Emphasis"><text:span text:style-name="T3">6.<text:tab/></text:span></text:span><text:span text:style-name="Strong_20_Emphasis"><text:span text:style-name="T2">What is the uses of subnetting? </text:span></text:span></text:p>
      <text:p text:style-name="P48"><text:span text:style-name="Strong_20_Emphasis"><text:span text:style-name="T6">A. It divides one large network into several smaller ones </text:span></text:span></text:p>
      <text:p text:style-name="P48"><text:span text:style-name="Strong_20_Emphasis"><text:span text:style-name="T2">B. It divides network into network classes </text:span></text:span></text:p>
      <text:p text:style-name="P48"><text:span text:style-name="Strong_20_Emphasis"><text:span text:style-name="T2">C. It speeds up the speed of network</text:span></text:span></text:p>
      <text:p text:style-name="P48"><text:span text:style-name="Strong_20_Emphasis"><text:span text:style-name="T2">D. None of above</text:span></text:span></text:p>
      <text:p text:style-name="P49"><text:span text:style-name="Strong_20_Emphasis"><text:span text:style-name="T3">7.<text:tab/></text:span></text:span><text:span text:style-name="Strong_20_Emphasis"><text:span text:style-name="T2">What do you mean by broadcasting in Networking?</text:span></text:span></text:p>
      <text:p text:style-name="P49"><text:span text:style-name="Strong_20_Emphasis"><text:span text:style-name="T6"><text:s/>A. It means addressing a packet to all machine </text:span></text:span></text:p>
      <text:p text:style-name="P49"><text:span text:style-name="Strong_20_Emphasis"><text:span text:style-name="T2">B. It means addressing a packet to some machine</text:span></text:span></text:p>
      <text:p text:style-name="P49"><text:span text:style-name="Strong_20_Emphasis"><text:span text:style-name="T2">C. It means addressing a packet to a particular machine</text:span></text:span></text:p>
      <text:p text:style-name="P49"><text:span text:style-name="Strong_20_Emphasis"><text:span text:style-name="T2">D. It means addressing a packet to except a particular machine</text:span></text:span></text:p>
      <text:p text:style-name="P49"><text:span text:style-name="Strong_20_Emphasis"><text:span text:style-name="T2"/></text:span></text:p>
      <text:p text:style-name="P51"><text:soft-page-break/><text:span text:style-name="Strong_20_Emphasis"><text:span text:style-name="T4">8.<text:tab/></text:span></text:span><text:span text:style-name="Strong_20_Emphasis"><text:span text:style-name="T22">Dual-stack approach refers to </text:span></text:span></text:p>
      <text:p text:style-name="P36">a) Implementing Ipv4 with 2 stacks </text:p>
      <text:p text:style-name="P36">b) Implementing Ipv6 with 2 stacks </text:p>
      <text:p text:style-name="P38">c) Node has both IPv4 and IPv6 support</text:p>
      <text:p text:style-name="P51"><text:span text:style-name="Strong_20_Emphasis"><text:span text:style-name="T23">d) None of the mentioned </text:span></text:span></text:p>
      <text:p text:style-name="P50"><text:span text:style-name="Strong_20_Emphasis"><text:span text:style-name="T3">9.<text:tab/></text:span></text:span><text:span text:style-name="Strong_20_Emphasis"><text:span text:style-name="T2">Which of the following is correct in CIDR? </text:span></text:span></text:p>
      <text:p text:style-name="P50"><text:span text:style-name="Strong_20_Emphasis"><text:span text:style-name="T2">A. Class A includes Class B network </text:span></text:span></text:p>
      <text:p text:style-name="P50"><text:span text:style-name="Strong_20_Emphasis"><text:span text:style-name="T2">B. There are only two networks </text:span></text:span></text:p>
      <text:p text:style-name="P50"><text:span text:style-name="Strong_20_Emphasis"><text:span text:style-name="T2">C. There are high &amp; low class network</text:span></text:span></text:p>
      <text:p text:style-name="P50"><text:span text:style-name="Strong_20_Emphasis"><text:span text:style-name="T2"><text:s/>D. </text:span></text:span><text:span text:style-name="Strong_20_Emphasis"><text:span text:style-name="T6">There is no concept of class A, B, C networks </text:span></text:span></text:p>
      <text:p text:style-name="P70"><text:span text:style-name="Strong_20_Emphasis"><text:span text:style-name="T3">10. <text:tab/></text:span></text:span><text:span text:style-name="Strong_20_Emphasis"><text:span text:style-name="T17">Why IP Protocol is considered as unreliable? </text:span></text:span></text:p>
      <text:p text:style-name="P23">A. A packet may be lost </text:p>
      <text:p text:style-name="P23">B. Packets may arrive out of order</text:p>
      <text:p text:style-name="P23">C. Duplicate packets may be generated</text:p>
      <text:p text:style-name="P70"><text:span text:style-name="Strong_20_Emphasis"><text:span text:style-name="T18">D. All of the above</text:span></text:span></text:p>
      <text:p text:style-name="P69"><text:span text:style-name="Strong_20_Emphasis"><text:span text:style-name="T52"/></text:span></text:p>
      <text:p text:style-name="P35"><text:span text:style-name="Strong_20_Emphasis"><text:span text:style-name="T64"/></text:span></text:p>
      <text:p text:style-name="P44"><text:span text:style-name="Strong_20_Emphasis"><text:span text:style-name="T28"/></text:span></text:p>
      <text:p text:style-name="P48"><text:span text:style-name="T61">Part C] Short Question</text:span></text:p>
      <text:p text:style-name="P13"><text:span text:style-name="T60"><text:tab/><text:tab/><text:tab/><text:tab/><text:tab/><text:tab/><text:tab/>Note:- Each Question carry Two marks</text:span></text:p>
      <text:p text:style-name="P65"><text:span text:style-name="T77">1.<text:tab/></text:span>Define Delivery of a packet.</text:p>
      <text:p text:style-name="P65">It refers to the way a packet is handled by the underlying network under the control of network layer</text:p>
      <text:p text:style-name="P65"><text:span text:style-name="T77">2.<text:tab/></text:span> What are the types of delivery?</text:p>
      <text:p text:style-name="P65">There are two types of delivery 1. Direct delivery 2. Indirect delivery</text:p>
      <text:p text:style-name="P65"><text:span text:style-name="T49">3.<text:tab/></text:span><text:span text:style-name="T48"> What is class less addressing?</text:span></text:p>
      <text:p text:style-name="P65"><text:span text:style-name="T48">Classless addressing requires hierarchical and geographical routing to prevent immense routing tables</text:span></text:p>
      <text:p text:style-name="P66"><text:span text:style-name="T77">4</text:span>.<text:tab/> What are the common notations used for address?</text:p>
      <text:p text:style-name="P66">The two common notations used for address are Binary notations Dotted decimal notations</text:p>
      <text:p text:style-name="P66"><text:span text:style-name="T77">5.<text:tab/></text:span> What are the advantages of IPV6 over IPV4?</text:p>
      <text:p text:style-name="P66">Larger address space Better header format New options Support for more security</text:p>
      <text:p text:style-name="P66"><text:soft-page-break/><text:span text:style-name="T49">6.<text:tab/></text:span><text:span text:style-name="T48"> Define static mapping.</text:span></text:p>
      <text:p text:style-name="P66"><text:span text:style-name="T48">It creating a table that associates an IP address with a MAC address</text:span></text:p>
      <text:p text:style-name="P67"><text:span text:style-name="T48">7.<text:tab/>What are the different types of addresses in computer networking.</text:span></text:p>
      <text:p text:style-name="P67"><text:span text:style-name="T48"><text:s text:c="4"/></text:span><text:span text:style-name="T50">Logical, physical, port and specific addresses.</text:span></text:p>
      <text:p text:style-name="P72"><text:span text:style-name="T50">8.<text:tab/></text:span><text:span text:style-name="T48">What are the type of classful addressing.</text:span></text:p>
      <text:p text:style-name="P72"><text:span text:style-name="T48"><text:s text:c="2"/>Class A.B.C.D.E.</text:span></text:p>
      <text:p text:style-name="P72"><text:span text:style-name="T48">9.<text:tab/>What do you mean by netid and host id.</text:span></text:p>
      <text:p text:style-name="P73"><text:span text:style-name="T48">10.<text:tab/>What are the common notations used for addressing</text:span></text:p>
      <text:p text:style-name="P73"><text:span text:style-name="T48"><text:s text:c="10"/>Binary and Decimal notations.</text:span></text:p>
      <text:p text:style-name="P27"><text:span text:style-name="T48"/></text:p>
      <text:p text:style-name="P65"><text:span text:style-name="T48"/></text:p>
      <text:p text:style-name="P5">Part D] Fill in the Blank</text:p>
      <text:p text:style-name="P8">Note:- Each Question carry one mark</text:p>
      <text:p text:style-name="P9"/>
      <text:p text:style-name="P71"><text:span text:style-name="Strong_20_Emphasis"><text:span text:style-name="T7">1.<text:tab/></text:span></text:span><text:span text:style-name="T55">Which of the following is reliable communication? </text:span><text:span text:style-name="T56">( TCP/UDP)</text:span></text:p>
      <text:p text:style-name="P46"><text:span text:style-name="Strong_20_Emphasis"><text:span text:style-name="T36">2.<text:tab/></text:span></text:span><text:span text:style-name="Strong_20_Emphasis"><text:span text:style-name="T34">TCP is a ___________ protocol. </text:span></text:span><text:span text:style-name="Strong_20_Emphasis"><text:span text:style-name="T35">(</text:span></text:span><text:span text:style-name="Strong_20_Emphasis"><text:span text:style-name="T34"> connection-oriented </text:span></text:span><text:span text:style-name="Strong_20_Emphasis"><text:span text:style-name="T35">)</text:span></text:span><text:span text:style-name="Strong_20_Emphasis"><text:span text:style-name="T34"> </text:span></text:span></text:p>
      <text:p text:style-name="P51"><text:span text:style-name="Strong_20_Emphasis"><text:span text:style-name="T7">3.<text:tab/></text:span></text:span><text:span text:style-name="Strong_20_Emphasis"><text:span text:style-name="T8">T</text:span></text:span><text:span text:style-name="Strong_20_Emphasis"><text:span text:style-name="T9">he natural mask for a class C Network--------------------------------- <text:s/></text:span></text:span><text:span text:style-name="Strong_20_Emphasis"><text:span text:style-name="T8">(</text:span></text:span><text:span text:style-name="Strong_20_Emphasis"><text:span text:style-name="T10">255.255.255.0</text:span></text:span><text:span text:style-name="Strong_20_Emphasis"><text:span text:style-name="T11">)</text:span></text:span><text:span text:style-name="Strong_20_Emphasis"><text:span text:style-name="T10"> </text:span></text:span></text:p>
      <text:p text:style-name="P45"><text:span text:style-name="Strong_20_Emphasis"><text:span text:style-name="T57">4.<text:tab/></text:span></text:span><text:span text:style-name="Strong_20_Emphasis"><text:span text:style-name="T58">UDP packets are called __________ </text:span></text:span><text:span text:style-name="Strong_20_Emphasis"><text:span text:style-name="T59">(</text:span></text:span><text:span text:style-name="Strong_20_Emphasis"><text:span text:style-name="T58"> user datagrams </text:span></text:span><text:span text:style-name="Strong_20_Emphasis"><text:span text:style-name="T59">)</text:span></text:span></text:p>
      <text:p text:style-name="P47"><text:span text:style-name="Strong_20_Emphasis"><text:span text:style-name="T42">5.<text:tab/></text:span></text:span><text:span text:style-name="Strong_20_Emphasis"><text:span text:style-name="T45">T</text:span></text:span><text:span text:style-name="Strong_20_Emphasis"><text:span text:style-name="T44">he IP address 222.1.1.20 mask 255.255.255.192 in CIDR notation </text:span></text:span><text:span text:style-name="Strong_20_Emphasis"><text:span text:style-name="T43">is ---------------(222.1.1.20/26)</text:span></text:span><text:span text:style-name="Strong_20_Emphasis"><text:span text:style-name="T44"> </text:span></text:span></text:p>
      <text:p text:style-name="P53"><text:span text:style-name="T82">Ans- </text:span><text:span text:style-name="T81">Decimal 192 =11000000 binary which means that 2 bits of this octet are used for the subnet. Now add </text:span><text:span text:style-name="T83">the 24 bits 255.255.255 and we have 26 bits. So we write:</text:span><text:span text:style-name="Strong_20_Emphasis"><text:span text:style-name="T84">(222.1.1.20/26)</text:span></text:span><text:span text:style-name="Strong_20_Emphasis"><text:span text:style-name="T85"> </text:span></text:span></text:p>
      <text:p text:style-name="P52"/>
      <text:p text:style-name="P28"><text:span text:style-name="T80">6.<text:tab/></text:span>User Datagram Protocol <text:s/>is ----------------------------and unreliale protocol.(connection less)</text:p>
      <text:p text:style-name="P28"/>
      <text:p text:style-name="P28"><text:span text:style-name="T80">7.<text:tab/></text:span>UDP and TCP are both _______ layer protocols <text:span text:style-name="T79">(</text:span> transport <text:span text:style-name="T79">)</text:span> </text:p>
      <text:p text:style-name="P28"><text:s/></text:p>
      <text:p text:style-name="P29"><text:span text:style-name="T80">8.<text:tab/>TCP is a __________protocol (stream-oriented)</text:span></text:p>
      <text:p text:style-name="P29"><text:span text:style-name="T30"/></text:p>
      <text:p text:style-name="P29"><text:span text:style-name="T31">9.<text:tab/></text:span><text:span text:style-name="T30">Connection establishment in TCP is called __________ handshaking </text:span><text:span text:style-name="T32">( Three w</text:span><text:span text:style-name="T30">ay </text:span><text:span text:style-name="T32">)</text:span></text:p>
      <text:p text:style-name="P30"><text:span text:style-name="T30"/></text:p>
      <text:p text:style-name="P29"><text:span text:style-name="T31">10.<text:tab/></text:span><text:span text:style-name="T30">IP is responsible for _______ communication while TCP is responsible for _______ communication </text:span><text:span text:style-name="T33">.( Host to host, process to process 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Verdana"/>
    <style:font-face style:name="Georgia" svg:font-family="Georgia, Times, serif"/>
    <style:font-face style:name="Gudea" svg:font-family="Gudea, Tahoma, Arial"/>
    <style:font-face style:name="Helvetica" svg:font-family="Helvetica, 'Open Sans', Arial, sans-serif, Verdana"/>
    <style:font-face style:name="Open Sans" svg:font-family="'Open Sans', sans-serif"/>
    <style:font-face style:name="Raleway" svg:font-family="Raleway, Verdana, Geneva, sans-serif"/>
    <style:font-face style:name="Roboto" svg:font-family="Roboto, sans-serif"/>
    <style:font-face style:name="Times New Roman" svg:font-family="'Times New Roman', serif"/>
    <style:font-face style:name="arial" svg:font-family="arial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6:44:31.449000000</meta:creation-date>
    <dc:date>2020-04-19T23:47:58.895000000</dc:date>
    <meta:editing-duration>PT5H12M15S</meta:editing-duration>
    <meta:editing-cycles>57</meta:editing-cycles>
    <meta:generator>LibreOffice/6.3.3.2$Windows_X86_64 LibreOffice_project/a64200df03143b798afd1ec74a12ab50359878ed</meta:generator>
    <meta:document-statistic meta:table-count="0" meta:image-count="0" meta:object-count="0" meta:page-count="6" meta:paragraph-count="145" meta:word-count="1116" meta:character-count="6303" meta:non-whitespace-character-count="5213"/>
  </office:meta>
</office:document-meta>
</file>